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StarSymbol" svg:font-family="StarSymbol" style:font-family-generic="system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Intestazione">
      <style:paragraph-properties fo:text-align="center" style:justify-single-word="false"/>
    </style:style>
    <style:style style:name="P2" style:family="paragraph" style:parent-style-name="Intestazione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P3" style:family="paragraph" style:parent-style-name="Normale">
      <style:paragraph-properties fo:text-align="center" style:justify-single-word="false"/>
      <style:text-properties officeooo:paragraph-rsid="001f2dbc"/>
    </style:style>
    <style:style style:name="P4" style:family="paragraph" style:parent-style-name="Normale">
      <style:paragraph-properties fo:line-height="107%" fo:text-align="center" style:justify-single-word="false"/>
      <style:text-properties officeooo:paragraph-rsid="0009ab11"/>
    </style:style>
    <style:style style:name="P5" style:family="paragraph" style:parent-style-name="Normale">
      <style:paragraph-properties fo:line-height="115%"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3pt" fo:letter-spacing="normal" fo:language="en" fo:country="US" fo:font-style="normal" fo:font-weight="normal" officeooo:rsid="001f2dbc" officeooo:paragraph-rsid="001f2dbc" style:font-name-asian="MS Mincho" style:font-size-asian="13pt" style:language-asian="zh" style:country-asian="CN" style:font-name-complex="Calibri" style:font-size-complex="13pt"/>
    </style:style>
    <style:style style:name="P6" style:family="paragraph" style:parent-style-name="Normale">
      <style:paragraph-properties fo:line-height="115%"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0066cc" style:font-name="Verdana" fo:font-size="10pt" fo:letter-spacing="normal" fo:language="en" fo:country="US" fo:font-style="normal" fo:font-weight="bold" officeooo:rsid="0018d569" officeooo:paragraph-rsid="001f2dbc" style:letter-kerning="true" style:font-name-asian="MS Mincho" style:font-size-asian="10pt" style:language-asian="zh" style:country-asian="CN" style:font-weight-asian="bold" style:font-name-complex="Arial" style:font-size-complex="10pt" style:font-weight-complex="bold"/>
    </style:style>
    <style:style style:name="P7" style:family="paragraph" style:parent-style-name="Normale">
      <style:paragraph-properties fo:line-height="115%" fo:text-align="justify" style:justify-single-word="false">
        <style:tab-stops>
          <style:tab-stop style:position="0.3862in"/>
        </style:tab-stops>
      </style:paragraph-properties>
      <style:text-properties style:font-name="Verdana"/>
    </style:style>
    <style:style style:name="P8" style:family="paragraph" style:parent-style-name="Normale">
      <style:paragraph-properties fo:line-height="115%" fo:text-align="justify" style:justify-single-word="false">
        <style:tab-stops>
          <style:tab-stop style:position="0.3862in"/>
        </style:tab-stops>
      </style:paragraph-properties>
      <style:text-properties fo:color="#0066cc" style:font-name="Verdana" fo:font-size="10pt" fo:font-weight="bold" officeooo:paragraph-rsid="001f2dbc" style:font-size-asian="10pt" style:font-size-complex="10pt"/>
    </style:style>
    <style:style style:name="P9" style:family="paragraph" style:parent-style-name="Normale">
      <style:paragraph-properties fo:line-height="115%" fo:text-align="justify" style:justify-single-word="false">
        <style:tab-stops>
          <style:tab-stop style:position="0.3862in"/>
        </style:tab-stops>
      </style:paragraph-properties>
      <style:text-properties fo:color="#0066cc" style:font-name="Verdana" fo:font-size="12pt" fo:language="en" fo:country="US" fo:font-weight="bold" officeooo:rsid="0018d569" officeooo:paragraph-rsid="001f2dbc" style:letter-kerning="true" style:font-name-asian="MS Mincho" style:font-size-asian="12pt" style:language-asian="zh" style:country-asian="CN" style:font-weight-asian="bold" style:font-name-complex="Arial" style:font-size-complex="12pt" style:font-weight-complex="bold"/>
    </style:style>
    <style:style style:name="P10" style:family="paragraph" style:parent-style-name="Normale">
      <style:paragraph-properties fo:line-height="115%" fo:text-align="center" style:justify-single-word="false"/>
      <style:text-properties style:use-window-font-color="true" fo:font-size="10pt" style:text-underline-style="solid" style:text-underline-width="auto" style:text-underline-color="font-color" officeooo:rsid="0003605c" officeooo:paragraph-rsid="00072b91" style:text-underline-mode="continuous" style:text-overline-mode="continuous" style:text-line-through-mode="continuous" style:font-size-asian="8.75pt" style:font-size-complex="10pt"/>
    </style:style>
    <style:style style:name="P11" style:family="paragraph" style:parent-style-name="Normale">
      <style:paragraph-properties fo:margin-top="0.0835in" fo:margin-bottom="0in" loext:contextual-spacing="false" fo:line-height="107%" fo:text-align="center" style:justify-single-word="false"/>
      <style:text-properties officeooo:paragraph-rsid="001f2dbc"/>
    </style:style>
    <style:style style:name="P12" style:family="paragraph" style:parent-style-name="Intestazione">
      <style:paragraph-properties fo:margin-left="0in" fo:margin-right="-0.0799in" fo:text-align="end" style:justify-single-word="false" fo:text-indent="0in" style:auto-text-indent="false"/>
    </style:style>
    <style:style style:name="P13" style:family="paragraph" style:parent-style-name="Corpo_20_testo">
      <style:paragraph-properties fo:line-height="115%" fo:text-align="center" style:justify-single-word="false"/>
      <style:text-properties officeooo:paragraph-rsid="00129db5"/>
    </style:style>
    <style:style style:name="P14" style:family="paragraph" style:parent-style-name="Corpo_20_testo">
      <style:paragraph-properties fo:line-height="115%" fo:text-align="center" style:justify-single-word="false"/>
      <style:text-properties officeooo:paragraph-rsid="001f2dbc"/>
    </style:style>
    <style:style style:name="P15" style:family="paragraph" style:parent-style-name="Titolo_20_1">
      <style:paragraph-properties fo:margin-top="0.0835in" fo:margin-bottom="0in" loext:contextual-spacing="false" fo:line-height="107%" fo:text-align="center" style:justify-single-word="false"/>
      <style:text-properties officeooo:paragraph-rsid="001f2dbc"/>
    </style:style>
    <style:style style:name="P16" style:family="paragraph" style:parent-style-name="Normale">
      <style:paragraph-properties fo:line-height="115%"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3pt" fo:letter-spacing="normal" fo:language="en" fo:country="US" fo:font-style="normal" fo:font-weight="normal" officeooo:rsid="001f2dbc" officeooo:paragraph-rsid="001f2dbc" style:font-name-asian="MS Mincho" style:font-size-asian="13pt" style:language-asian="zh" style:country-asian="CN" style:font-name-complex="Calibri" style:font-size-complex="13pt"/>
    </style:style>
    <style:style style:name="P17" style:family="paragraph" style:parent-style-name="Normale" style:master-page-name="MP0">
      <style:paragraph-properties fo:line-height="115%" fo:text-align="center" style:justify-single-word="false" style:page-number="auto" fo:break-before="page"/>
    </style:style>
    <style:style style:name="P18" style:family="paragraph" style:parent-style-name="Normale">
      <style:paragraph-properties fo:margin-top="0in" fo:margin-bottom="0in" loext:contextual-spacing="false" fo:line-height="115%" fo:text-align="justify" style:justify-single-word="false">
        <style:tab-stops>
          <style:tab-stop style:position="0.3862in"/>
        </style:tab-stops>
      </style:paragraph-properties>
      <style:text-properties fo:font-variant="normal" fo:text-transform="none" fo:color="#222222" style:font-name="Verdana" fo:font-size="13pt" fo:letter-spacing="normal" fo:font-style="normal" fo:font-weight="normal" officeooo:paragraph-rsid="001f2dbc" style:font-size-asian="13pt" style:font-size-complex="13pt"/>
    </style:style>
    <style:style style:name="T1" style:family="text">
      <style:text-properties fo:color="#17365d" style:font-name="Verdana" fo:font-size="10pt" fo:language="it" fo:country="IT" fo:font-weight="bold" style:font-size-asian="10pt" style:font-weight-asian="bold" style:font-name-complex="Arial Black"/>
    </style:style>
    <style:style style:name="T2" style:family="text">
      <style:text-properties fo:color="#17365d" style:font-name="Verdana" fo:font-size="10pt" fo:language="it" fo:country="IT" fo:font-weight="bold" officeooo:rsid="001e1fc2" style:font-name-asian="MS Mincho" style:font-size-asian="10pt" style:language-asian="zh" style:country-asian="CN" style:font-weight-asian="bold" style:font-name-complex="Arial Black" style:font-size-complex="12pt"/>
    </style:style>
    <style:style style:name="T3" style:family="text">
      <style:text-properties fo:color="#17365d" style:font-name="Verdana" fo:font-size="10pt" fo:language="it" fo:country="IT" fo:font-weight="bold" officeooo:rsid="00238567" style:font-name-asian="MS Mincho" style:font-size-asian="10pt" style:language-asian="zh" style:country-asian="CN" style:font-weight-asian="bold" style:font-name-complex="Arial Black" style:font-size-complex="12pt"/>
    </style:style>
    <style:style style:name="T4" style:family="text">
      <style:text-properties fo:color="#0066cc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66cc" fo:font-size="10pt" style:font-size-asian="10pt" style:font-size-complex="10pt"/>
    </style:style>
    <style:style style:name="T6" style:family="text">
      <style:text-properties fo:color="#0066cc" style:text-position="super 64%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0066cc" style:text-position="super 64%" fo:font-size="10pt" style:font-size-asian="10pt" style:font-size-complex="10pt"/>
    </style:style>
    <style:style style:name="T8" style:family="text">
      <style:text-properties style:use-window-font-color="true" fo:font-size="12pt" style:text-underline-style="solid" style:text-underline-width="auto" style:text-underline-color="font-color" officeooo:rsid="0003605c" style:text-underline-mode="continuous" style:text-overline-mode="continuous" style:text-line-through-mode="continuous" style:font-size-asian="12pt"/>
    </style:style>
    <style:style style:name="T9" style:family="text">
      <style:text-properties style:font-name="Verdana" fo:font-size="10pt" officeooo:rsid="00129db5" style:font-size-asian="10pt" style:font-name-complex="sans-serif" style:font-size-complex="10pt"/>
    </style:style>
    <style:style style:name="T10" style:family="text">
      <style:text-properties style:font-name="Verdana" fo:font-size="10pt" officeooo:rsid="00143afa" style:font-size-asian="10pt" style:font-name-complex="sans-serif" style:font-size-complex="10pt"/>
    </style:style>
    <style:style style:name="T11" style:family="text">
      <style:text-properties style:font-name="Verdana" fo:font-size="10pt" fo:font-weight="bold" officeooo:rsid="00129db5" style:font-size-asian="10pt" style:font-weight-asian="bold" style:font-name-complex="sans-serif" style:font-size-complex="10pt" style:font-weight-complex="bold"/>
    </style:style>
    <style:style style:name="T12" style:family="text">
      <style:text-properties style:font-name="Verdana" fo:font-size="10pt" fo:font-weight="bold" officeooo:rsid="001f2dbc" style:font-size-asian="10pt" style:font-weight-asian="bold" style:font-name-complex="sans-serif" style:font-size-complex="10pt" style:font-weight-complex="bold"/>
    </style:style>
    <style:style style:name="T13" style:family="text">
      <style:text-properties style:font-name="Verdana" fo:font-size="10pt" fo:font-weight="bold" officeooo:rsid="00247225" style:font-size-asian="10pt" style:font-weight-asian="bold" style:font-name-complex="sans-serif" style:font-size-complex="10pt" style:font-weight-complex="bold"/>
    </style:style>
    <style:style style:name="T14" style:family="text">
      <style:text-properties style:font-name="Verdana" fo:font-size="10pt" fo:font-weight="normal" officeooo:rsid="001f2dbc" style:font-size-asian="10pt" style:font-weight-asian="normal" style:font-name-complex="sans-serif" style:font-size-complex="10pt" style:font-weight-complex="normal"/>
    </style:style>
    <style:style style:name="T15" style:family="text">
      <style:text-properties fo:color="#1f497d"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1f497d" fo:font-size="16pt" fo:font-weight="bold" officeooo:rsid="001f2dbc" style:font-size-asian="16pt" style:font-weight-asian="bold" style:font-size-complex="16pt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officeooo:rsid="001f2dbc" style:font-size-asian="16pt" style:font-size-complex="16pt"/>
    </style:style>
    <style:style style:name="T19" style:family="text">
      <style:text-properties fo:font-size="16pt" fo:language="en" fo:country="US" officeooo:rsid="0018d569" style:letter-kerning="true" style:font-name-asian="MS Mincho" style:font-size-asian="16pt" style:language-asian="zh" style:country-asian="CN" style:font-weight-asian="bold" style:font-name-complex="Arial" style:font-size-complex="16pt" style:font-weight-complex="bold"/>
    </style:style>
    <style:style style:name="T20" style:family="text">
      <style:text-properties fo:font-size="16pt" fo:language="en" fo:country="US" officeooo:rsid="001f2dbc" style:letter-kerning="true" style:font-name-asian="MS Mincho" style:font-size-asian="16pt" style:language-asian="zh" style:country-asian="CN" style:font-weight-asian="bold" style:font-name-complex="Arial" style:font-size-complex="16pt" style:font-weight-complex="bold"/>
    </style:style>
    <style:style style:name="T21" style:family="text">
      <style:text-properties fo:font-size="16pt" fo:language="en" fo:country="US" officeooo:rsid="00238567" style:letter-kerning="true" style:font-name-asian="MS Mincho" style:font-size-asian="16pt" style:language-asian="zh" style:country-asian="CN" style:font-weight-asian="bold" style:font-name-complex="Arial" style:font-size-complex="16pt" style:font-weight-complex="bold"/>
    </style:style>
    <style:style style:name="T22" style:family="text">
      <style:text-properties officeooo:rsid="0023856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5">Designing &amp; Programming Parallel Heterogeneous Architectures: a RISC-V perspective</text:span></text:p>
      <text:p text:style-name="P10"/>
      <text:p text:style-name="P13"><text:span text:style-name="Car._20_predefinito_20_paragrafo"><text:span text:style-name="T10">Location: </text:span></text:span><text:span text:style-name="Car._20_predefinito_20_paragrafo"><text:span text:style-name="T9">Room </text:span></text:span><text:span text:style-name="Car._20_predefinito_20_paragrafo"><text:span text:style-name="T11">Bianca A</text:span></text:span></text:p>
      <text:p text:style-name="P14"><text:span text:style-name="Car._20_predefinito_20_paragrafo"><text:span text:style-name="T14">Scheduled time: </text:span></text:span><text:span text:style-name="Car._20_predefinito_20_paragrafo"><text:span text:style-name="T12">1</text:span></text:span><text:span text:style-name="Car._20_predefinito_20_paragrafo"><text:span text:style-name="T13">4</text:span></text:span><text:span text:style-name="Car._20_predefinito_20_paragrafo"><text:span text:style-name="T12">:</text:span></text:span><text:span text:style-name="Car._20_predefinito_20_paragrafo"><text:span text:style-name="T13">0</text:span></text:span><text:span text:style-name="Car._20_predefinito_20_paragrafo"><text:span text:style-name="T12">0 – 1</text:span></text:span><text:span text:style-name="Car._20_predefinito_20_paragrafo"><text:span text:style-name="T13">5</text:span></text:span><text:span text:style-name="Car._20_predefinito_20_paragrafo"><text:span text:style-name="T12">:</text:span></text:span><text:span text:style-name="Car._20_predefinito_20_paragrafo"><text:span text:style-name="T13">00</text:span></text:span></text:p>
      <text:p text:style-name="P7"/>
      <text:p text:style-name="P8"><text:span text:style-name="Car._20_predefinito_20_paragrafo"><text:span text:style-name="T19">S</text:span></text:span><text:span text:style-name="Car._20_predefinito_20_paragrafo"><text:span text:style-name="T20">peaker: </text:span></text:span><text:span text:style-name="Car._20_predefinito_20_paragrafo"><text:span text:style-name="T21">Luca Benini</text:span></text:span></text:p>
      <text:p text:style-name="P18">Luca Benini holds the chair of digital Circuits and systems at ETHZ and is Full Professor at the Universit<text:span text:style-name="T22">à</text:span> di Bologna.</text:p>
      <text:p text:style-name="P18">He served as chief architect in STmicroelectronics France.</text:p>
      <text:p text:style-name="P18">Dr. Benini's research interests are in energy-efficient parallel computing systems, smart sensing micro-systems and machine learning hardware. <text:s/>He has published more than 1000 peer-reviewed papers and five books.</text:p>
      <text:p text:style-name="P18">He is an ERC-advanced grant winner, a Fellow of the IEEE, of the ACM and a member of the Academia Europaea.</text:p>
      <text:p text:style-name="P18">He is the recipient of the 2016 IEEE CAS Mac Van Valkenburg award and of the 2019 IEEE TCAD Donald O. Pederson Best Paper Award.</text:p>
      <text:p text:style-name="P18"/>
      <text:p text:style-name="P9"/>
      <text:p text:style-name="P6"><text:span text:style-name="Car._20_predefinito_20_paragrafo"><text:span text:style-name="T17">A</text:span></text:span><text:span text:style-name="Car._20_predefinito_20_paragrafo"><text:span text:style-name="T18">bstract</text:span></text:span></text:p>
      <text:p text:style-name="P5">The trend toward highly parallel and heterogeneous architecture has accelerated and gained momentum with the advent of the RISC-V ISA, thanks to its openness, extensibility and rapid adoption. In this talk I will detail our experience and the research insights gathered while designing hardware a software for a wide range of open heterogeneous architectures based on the risc-V cores developed in the context of the parallel-ultra low power (PULP) platform. I will conclude sharing my thoughts on short and long term research opportunities and challenges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StarSymbol" svg:font-family="StarSymbol" style:font-family-generic="system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fo:background-color="transparent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olo_20_1" style:display-name="Titolo 1" style:family="paragraph" style:parent-style-name="Normale" style:next-style-name="Normale" style:default-outline-level="1">
      <style:paragraph-properties fo:margin-top="0.1665in" fo:margin-bottom="0.0417in" loext:contextual-spacing="false" fo:hyphenation-ladder-count="no-limit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Titolo_20_2" style:display-name="Titolo 2" style:family="paragraph" style:parent-style-name="Normale" style:next-style-name="Normale" style:default-outline-level="2">
      <loext:graphic-properties draw:fill="solid" draw:fill-color="#548dd4" draw:opacity="100%"/>
      <style:paragraph-properties fo:margin-top="0.0835in" fo:margin-bottom="0.0417in" loext:contextual-spacing="false" fo:hyphenation-ladder-count="no-limit" fo:background-color="#548dd4" fo:padding="0in" fo:border-left="none" fo:border-right="none" fo:border-top="0.99pt solid #000080" fo:border-bottom="none" style:shadow="none" fo:keep-with-next="always"/>
      <style:text-properties fo:color="#ffffff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style-complex="italic" style:font-weight-complex="bold" fo:hyphenate="false"/>
    </style:style>
    <style:style style:name="Titolo_20_3" style:display-name="Titolo 3" style:family="paragraph" style:parent-style-name="Heading" style:next-style-name="Corpo_20_testo" style:default-outline-level="3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FreeSans" style:font-family-complex="FreeSans" style:font-family-generic-complex="system" style:font-pitch-complex="variable" style:font-weight-complex="bold" fo:hyphenate="false"/>
    </style:style>
    <style:style style:name="Normale" style:family="paragraph">
      <style:paragraph-properties fo:hyphenation-ladder-count="no-limit"/>
      <style:text-properties style:font-name="Verdana" fo:font-family="Verdana" style:font-family-generic="swiss" style:font-pitch="variable" fo:font-size="9pt" fo:language="en" fo:country="US" style:font-name-asian="MS Mincho" style:font-family-asian="'MS Mincho'" style:font-family-generic-asian="modern" style:font-pitch-asian="fixed" style:font-size-asian="9pt" style:language-asian="zh" style:country-asian="CN" style:font-name-complex="Calibri" style:font-family-complex="Calibri" style:font-family-generic-complex="swiss" style:font-pitch-complex="variable" style:font-size-complex="12pt" fo:hyphenate="false"/>
    </style:style>
    <style:style style:name="Heading" style:family="paragraph" style:parent-style-name="Normale" style:next-style-name="Corpo_20_testo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Corpo_20_testo" style:display-name="Corpo testo" style:family="paragraph" style:parent-style-name="Normale">
      <style:paragraph-properties fo:margin-top="0in" fo:margin-bottom="0.0835in" loext:contextual-spacing="false" fo:hyphenation-ladder-count="no-limit"/>
      <style:text-properties fo:hyphenate="false"/>
    </style:style>
    <style:style style:name="Elenco" style:family="paragraph" style:parent-style-name="Corpo_20_testo">
      <style:paragraph-properties fo:hyphenation-ladder-count="no-limit"/>
      <style:text-properties fo:hyphenate="false"/>
    </style:style>
    <style:style style:name="Didascalia" style:family="paragraph" style:parent-style-name="Normale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/>
    </style:style>
    <style:style style:name="Index" style:family="paragraph" style:parent-style-name="Normale" style:class="index">
      <style:paragraph-properties fo:hyphenation-ladder-count="no-limit" text:number-lines="false" text:line-number="0"/>
      <style:text-properties fo:hyphenate="false"/>
    </style:style>
    <style:style style:name="Paragrafo_20_elenco" style:display-name="Paragrafo elenco" style:family="paragraph" style:parent-style-name="Normale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List_20_Paragraph1" style:display-name="List Paragraph1" style:family="paragraph" style:parent-style-name="Normale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Intestazione" style:family="paragraph" style:parent-style-name="Normale">
      <style:paragraph-properties fo:hyphenation-ladder-count="no-limit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Piè_20_di_20_pagina" style:display-name="Piè di pagina" style:family="paragraph" style:parent-style-name="Normale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Normale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sto_20_commento" style:display-name="Testo commento" style:family="paragraph" style:parent-style-name="Normale">
      <style:paragraph-properties fo:hyphenation-ladder-count="no-limit"/>
      <style:text-properties fo:font-size="10pt" style:font-size-asian="10pt" style:font-size-complex="10pt" fo:hyphenate="false"/>
    </style:style>
    <style:style style:name="Soggetto_20_commento" style:display-name="Soggetto commento" style:family="paragraph" style:parent-style-name="Testo_20_commento" style:next-style-name="Testo_20_commento">
      <style:paragraph-properties fo:hyphenation-ladder-count="no-limit"/>
      <style:text-properties fo:font-weight="bold" style:font-weight-asian="bold" style:font-weight-complex="bold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TakaoPGothic" style:font-family-asian="TakaoPGothic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Car._20_predefinito_20_paragrafo" style:display-name="Car. predefinito paragraf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4z1" style:family="text">
      <style:text-properties style:font-name="OpenSymbol" fo:font-family="OpenSymbol" style:font-family-generic="system" style:font-name-complex="Courier New" style:font-family-complex="'Courier New'" style:font-family-generic-complex="modern" style:font-pitch-complex="fixed"/>
    </style:style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" style:font-family-generic-complex="system" style:font-size-complex="9pt"/>
    </style:style>
    <style:style style:name="WW8Num5z1" style:family="text">
      <style:text-properties style:font-name="OpenSymbol" fo:font-family="OpenSymbol" style:font-family-generic="system" fo:font-size="9pt" style:font-size-asian="9pt" style:font-name-complex="StarSymbol" style:font-family-complex="StarSymbol" style:font-family-generic-complex="system" style:font-size-complex="9pt"/>
    </style:style>
    <style:style style:name="Default_20_Paragraph_20_Font0" style:display-name="Default Paragraph Font0" style:family="text"/>
    <style:style style:name="Absatz-Standardschriftart" style:family="text"/>
    <style:style style:name="WW8Num4z2" style:family="text">
      <style:text-properties style:font-name="StarSymbol" fo:font-family="StarSymbol" style:font-family-generic="system" style:font-name-complex="StarSymbol" style:font-family-complex="StarSymbol" style:font-family-generic-complex="system"/>
    </style:style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Default_20_Paragraph_20_Font11" style:display-name="WW-Default Paragraph Font11" style:family="text"/>
    <style:style style:name="Heading_20_1_20_Char" style:display-name="Heading 1 Char" style:family="text">
      <style:text-properties style:font-name="Verdana" fo:font-family="Verdana" style:font-family-generic="swiss" style:font-pitch="variable" fo:font-size="16pt" fo:font-weight="bold" style:letter-kerning="true" style:font-name-asian="MS Mincho" style:font-family-asian="'MS Mincho'" style:font-family-generic-asian="modern" style:font-pitch-asian="fixe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_20_Char" style:display-name="Heading 2 Char" style:family="text">
      <style:text-properties style:font-name="Verdana" fo:font-family="Verdana" style:font-family-generic="swiss" style:font-pitch="variable" fo:font-size="14pt" fo:font-weight="bold" style:font-name-asian="MS Mincho" style:font-family-asian="'MS Mincho'" style:font-family-generic-asian="modern" style:font-pitch-asian="fixe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Collegamento_20_ipertestuale" style:display-name="Collegamento ipertestual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Collegamento_20_visitato" style:display-name="Collegamento visitato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er_20_Char" style:display-name="Footer Char" style:family="text">
      <style:text-properties style:font-name="Verdana" fo:font-family="Verdana" style:font-family-generic="swiss" style:font-pitch="variable" fo:font-size="9pt" style:font-name-asian="MS Mincho" style:font-family-asian="'MS Mincho'" style:font-family-generic-asian="modern" style:font-pitch-asian="fixed" style:font-size-asian="9pt" style:font-name-complex="Calibri" style:font-family-complex="Calibri" style:font-family-generic-complex="swiss" style:font-pitch-complex="variable" style:font-size-complex="12pt"/>
    </style:style>
    <style:style style:name="Rimando_20_commento" style:display-name="Rimando commento" style:family="text">
      <style:text-properties fo:font-size="8pt" style:font-size-asian="8pt" style:font-size-complex="8pt"/>
    </style:style>
    <style:style style:name="Testo_20_commento_20_Carattere" style:display-name="Testo commento Carattere" style:family="text">
      <style:text-properties style:font-name="Verdana" fo:font-family="Verdana" style:font-family-generic="swiss" style:font-pitch="variable" style:font-name-asian="MS Mincho" style:font-family-asian="'MS Mincho'" style:font-family-generic-asian="modern" style:font-pitch-asian="fixed" style:language-asian="zh" style:country-asian="CN" style:font-name-complex="Calibri" style:font-family-complex="Calibri" style:font-family-generic-complex="swiss" style:font-pitch-complex="variable"/>
    </style:style>
    <style:style style:name="Soggetto_20_commento_20_Carattere" style:display-name="Soggetto commento Carattere" style:family="text">
      <style:text-properties style:font-name="Verdana" fo:font-family="Verdana" style:font-family-generic="swiss" style:font-pitch="variable" fo:font-weight="bold" style:font-name-asian="MS Mincho" style:font-family-asian="'MS Mincho'" style:font-family-generic-asian="modern" style:font-pitch-asian="fixed" style:language-asian="zh" style:country-asian="CN" style:font-weight-asian="bold" style:font-name-complex="Calibri" style:font-family-complex="Calibri" style:font-family-generic-complex="swiss" style:font-pitch-complex="variable" style:font-weight-complex="bold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7.3458in" fo:margin-left="0in" table:align="left"/>
    </style:style>
    <style:style style:name="Table1.A" style:family="table-column">
      <style:table-column-properties style:column-width="0.9986in"/>
    </style:style>
    <style:style style:name="Table1.B" style:family="table-column">
      <style:table-column-properties style:column-width="5.625in"/>
    </style:style>
    <style:style style:name="Table1.C" style:family="table-column">
      <style:table-column-properties style:column-width="0.7222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Intestazione">
      <style:paragraph-properties fo:text-align="center" style:justify-single-word="false"/>
    </style:style>
    <style:style style:name="MP2" style:family="paragraph" style:parent-style-name="Intestazione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3" style:family="paragraph" style:parent-style-name="Normale">
      <style:paragraph-properties fo:text-align="center" style:justify-single-word="false"/>
      <style:text-properties officeooo:paragraph-rsid="001f2dbc"/>
    </style:style>
    <style:style style:name="MP4" style:family="paragraph" style:parent-style-name="Titolo_20_1">
      <style:paragraph-properties fo:margin-top="0.0835in" fo:margin-bottom="0in" loext:contextual-spacing="false" fo:line-height="107%" fo:text-align="center" style:justify-single-word="false"/>
      <style:text-properties officeooo:paragraph-rsid="001f2dbc"/>
    </style:style>
    <style:style style:name="MP5" style:family="paragraph" style:parent-style-name="Normale">
      <style:paragraph-properties fo:margin-top="0.0835in" fo:margin-bottom="0in" loext:contextual-spacing="false" fo:line-height="107%" fo:text-align="center" style:justify-single-word="false"/>
      <style:text-properties officeooo:paragraph-rsid="001f2dbc"/>
    </style:style>
    <style:style style:name="MP6" style:family="paragraph" style:parent-style-name="Normale">
      <style:paragraph-properties fo:line-height="107%" fo:text-align="center" style:justify-single-word="false"/>
      <style:text-properties officeooo:paragraph-rsid="0009ab11"/>
    </style:style>
    <style:style style:name="MP7" style:family="paragraph" style:parent-style-name="Intestazione">
      <style:paragraph-properties fo:margin-left="0in" fo:margin-right="-0.0799in" fo:text-align="end" style:justify-single-word="false" fo:text-indent="0in" style:auto-text-indent="false"/>
    </style:style>
    <style:style style:name="MT1" style:family="text">
      <style:text-properties fo:color="#17365d" style:font-name="Verdana" fo:font-size="10pt" fo:language="it" fo:country="IT" fo:font-weight="bold" style:font-size-asian="10pt" style:font-weight-asian="bold" style:font-name-complex="Arial Black"/>
    </style:style>
    <style:style style:name="MT2" style:family="text">
      <style:text-properties fo:color="#17365d" style:font-name="Verdana" fo:font-size="10pt" fo:language="it" fo:country="IT" fo:font-weight="bold" officeooo:rsid="00238567" style:font-name-asian="MS Mincho" style:font-size-asian="10pt" style:language-asian="zh" style:country-asian="CN" style:font-weight-asian="bold" style:font-name-complex="Arial Black" style:font-size-complex="12pt"/>
    </style:style>
    <style:style style:name="MT3" style:family="text">
      <style:text-properties fo:color="#0066cc" fo:font-size="10pt" fo:font-weight="bold" style:font-size-asian="10pt" style:font-weight-asian="bold" style:font-size-complex="10pt" style:font-weight-complex="bold"/>
    </style:style>
    <style:style style:name="MT4" style:family="text">
      <style:text-properties fo:color="#0066cc" style:text-position="super 64%" fo:font-size="10pt" fo:font-weight="bold" style:font-size-asian="10pt" style:font-weight-asian="bold" style:font-size-complex="10pt" style:font-weight-complex="bold"/>
    </style:style>
    <style:style style:name="MT5" style:family="text">
      <style:text-properties fo:color="#0066cc" fo:font-size="10pt" style:font-size-asian="10pt" style:font-size-complex="10pt"/>
    </style:style>
    <style:style style:name="MT6" style:family="text">
      <style:text-properties fo:color="#0066cc" style:text-position="super 64%" fo:font-size="10pt" style:font-size-asian="10pt" style:font-size-complex="10pt"/>
    </style:style>
    <style:style style:name="MT7" style:family="text">
      <style:text-properties style:use-window-font-color="true" fo:font-size="12pt" style:text-underline-style="solid" style:text-underline-width="auto" style:text-underline-color="font-color" officeooo:rsid="0003605c" style:text-underline-mode="continuous" style:text-overline-mode="continuous" style:text-line-through-mode="continuous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.6161in" style:num-format="1" style:print-orientation="portrait" fo:margin-top="0.472in" fo:margin-bottom="0.5in" fo:margin-left="0.6063in" fo:margin-right="0.54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28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Car._20_predefinito_20_paragrafo"><text:span text:style-name="MT1">PARMA-DITAM </text:span></text:span><text:span text:style-name="Car._20_predefinito_20_paragrafo"><text:span text:style-name="MT2">Keynote</text:span></text:span></text:p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span text:style-name="Car._20_predefinito_20_paragrafo"><text:span text:style-name="MT3">PARMA 2020: 11</text:span></text:span><text:span text:style-name="Car._20_predefinito_20_paragrafo"><text:span text:style-name="MT4">th</text:span></text:span><text:span text:style-name="Car._20_predefinito_20_paragrafo"><text:span text:style-name="MT3"> Workshop on Parallel Programming and Run-Time Management Techniques for Many-core Architectures</text:span></text:span></text:p>
              <text:h text:style-name="MP4" text:outline-level="1"><text:span text:style-name="Car._20_predefinito_20_paragrafo"><text:span text:style-name="MT5">DITAM 2020: 9</text:span></text:span><text:span text:style-name="Car._20_predefinito_20_paragrafo"><text:span text:style-name="MT6">th</text:span></text:span><text:span text:style-name="Car._20_predefinito_20_paragrafo"><text:span text:style-name="MT5"> Workshop on Design Tools and Architectures for Multi-Core Embedded Computing Platforms</text:span></text:span></text:h>
              <text:p text:style-name="MP5"><text:span text:style-name="Car._20_predefinito_20_paragrafo"><text:span text:style-name="MT5"/></text:span></text:p>
              <text:p text:style-name="MP6"><text:a xlink:type="simple" xlink:href="https://parma-ditam-workshop.github.io/" text:style-name="Internet_20_link" text:visited-style-name="Visited_20_Internet_20_Link"><text:span text:style-name="MT7">parma-ditam-workshop.github.io</text:span></text:a></text:p>
            </table:table-cell>
            <table:table-cell table:style-name="Table1.A1" office:value-type="string">
              <text:p text:style-name="MP7"/>
            </table:table-cell>
          </table:table-row>
        </table:table>
        <text:p text:style-name="Piè_20_di_20_pagina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Dimitrios Soudris;Alex Bartzas;Giovanni Agosta</meta:initial-creator>
    <meta:creation-date>2019-10-17T13:06:00Z</meta:creation-date>
    <dc:date>2020-01-10T11:50:00.080608998</dc:date>
    <meta:editing-cycles>36</meta:editing-cycles>
    <meta:editing-duration>PT47M20S</meta:editing-duration>
    <meta:document-statistic meta:table-count="1" meta:image-count="0" meta:object-count="0" meta:page-count="1" meta:paragraph-count="15" meta:word-count="240" meta:character-count="1605" meta:non-whitespace-character-count="1378"/>
    <meta:template xlink:type="simple" xlink:actuate="onRequest" xlink:title="" xlink:href="../../../../../Downloads/parma_ditam_2020_cfp_.odt/Normal.dotm"/>
  </office:meta>
</office:document-meta>
</file>